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line-height="150%"/>
    </style:style>
    <style:style style:name="P4" style:family="paragraph" style:parent-style-name="Standard">
      <style:paragraph-properties fo:margin-left="0.953cm" fo:margin-right="0.808cm" fo:line-height="150%" fo:text-align="justify" style:justify-single-word="false" fo:text-indent="0cm" style:auto-text-indent="false" fo:padding-left="0.141cm" fo:padding-right="0.141cm" fo:padding-top="0.353cm" fo:padding-bottom="0.318cm" fo:border="0.018cm solid #000000"/>
    </style:style>
    <style:style style:name="P5" style:family="paragraph" style:parent-style-name="Standard">
      <style:paragraph-properties fo:margin-left="0.953cm" fo:margin-right="0.808cm" fo:line-height="150%" fo:text-align="justify" style:justify-single-word="false" fo:text-indent="0cm" style:auto-text-indent="false" fo:padding-left="0.141cm" fo:padding-right="0.141cm" fo:padding-top="0.353cm" fo:padding-bottom="0.318cm" fo:border="0.018cm solid #000000"/>
      <style:text-properties style:font-name="Arial" style:font-name-complex="Ari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Creare</text:span><text:span text:style-name="T3"> sul </text:span><text:span text:style-name="T4">Desktop</text:span><text:span text:style-name="T3"> una nuova cartella e </text:span><text:span text:style-name="T2">chiamarla</text:span><text:span text:style-name="T3"> </text:span><text:span text:style-name="T5">Informazioni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Al suo interno </text:span><text:span text:style-name="T2">creare</text:span><text:span text:style-name="T3"> due nuove cartelle: </text:span><text:span text:style-name="T5">Storia</text:span><text:span text:style-name="T3"> e </text:span><text:span text:style-name="T5">Attualità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3">All’interno della cartella </text:span><text:span text:style-name="T4">Storia</text:span><text:span text:style-name="T3"> </text:span><text:span text:style-name="T2">creare</text:span><text:span text:style-name="T3"> una nuova cartella con nome </text:span><text:span text:style-name="T5">Testi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Aprire</text:span><text:span text:style-name="T3"> il </text:span><text:span text:style-name="T4">Blocco note</text:span><text:span text:style-name="T3"> (</text:span><text:span text:style-name="T6">sugg</text:span><text:span text:style-name="T3">: Start -&gt; Tutti i programmi -&gt; Accessori) e </text:span><text:span text:style-name="T2">scrivere</text:span><text:span text:style-name="T3"> il seguente testo:</text:span></text:p>
        </text:list-item>
      </text:list>
      <text:p text:style-name="P2"/>
      <text:p text:style-name="P4"><text:span text:style-name="T7">L’arciduca Federico dalle Tasche Vuote teneva costantemente sotto assedio Castel Greifenstein e si stava già pregustando la vittoria, perché i suoi nemici avevano ormai finito i viveri.</text:span></text:p>
      <text:p text:style-name="P5">Ma il comandante del castello Ulrich von Starkenberg ordinò ai soldati di organizzare una festa e buttare giù dalle mura l’unico porco rimasto per far credere agli assalitori che il morale degli uomini fosse alto e il cibo ancora abbondante.</text:p>
      <text:p text:style-name="P4"><text:span text:style-name="T7">Il porco volò giù dalle mura e cadde con un tonfo ai piedi di Federico dalle Tasche Vuote il quale scivolò nel tranello e ritirò pieno di collera le sue truppe.</text:span></text:p>
      <text:p text:style-name="P2"/>
      <text:list text:style-name="WW8Num1" text:continue-numbering="true">
        <text:list-item>
          <text:p text:style-name="P3"><text:span text:style-name="T2">Salvare</text:span><text:span text:style-name="T3"> il file con il nome </text:span><text:span text:style-name="T5">Castel del Porco</text:span><text:span text:style-name="T3"> all’interno della cartella </text:span><text:span text:style-name="T4">Testi</text:span><text:span text:style-name="T3"> (</text:span><text:span text:style-name="T6">sugg:</text:span><text:span text:style-name="T3"> si trova nella cartella </text:span><text:span text:style-name="T4">Storia</text:span><text:span text:style-name="T3"> sul </text:span><text:span text:style-name="T4">Desktop</text:span><text:span text:style-name="T3">).</text:span></text:p>
        </text:list-item>
      </text:list>
      <text:p text:style-name="P2"/>
      <text:list text:style-name="WW8Num1" text:continue-numbering="true">
        <text:list-item>
          <text:p text:style-name="P3"><text:span text:style-name="T2">Chiudere</text:span><text:span text:style-name="T3"> il </text:span><text:span text:style-name="T4">Blocco Note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Copiare</text:span><text:span text:style-name="T3"> il file </text:span><text:span text:style-name="T5">Castel del Porco</text:span><text:span text:style-name="T3"> all’interno della cartella </text:span><text:span text:style-name="T4">Attualità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Cestinare</text:span><text:span text:style-name="T3"> la cartella </text:span><text:span text:style-name="T5">Informazioni</text:span><text:span text:style-name="T3"> e quindi </text:span><text:span text:style-name="T2">ripristinarla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.marco</meta:initial-creator>
    <meta:creation-date>2006-07-17T14:27:00</meta:creation-date>
    <dc:creator>Marco</dc:creator>
    <dc:date>2006-07-17T14:28:00</dc:date>
    <dc:language>it-IT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86" meta:character-count="1175"/>
  </office:meta>
</office:document-meta>
</file>